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ff0000" draw:fill-color="#cc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end="Arrow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000000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cm" svg:stroke-color="#0000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svg:stroke-width="0.1cm" svg:stroke-color="#00ff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ff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svg:stroke-color="#ff000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cm" svg:stroke-color="#00ff00" draw:marker-start-width="0.275cm" draw:marker-end="Arrow" draw:marker-end-width="0.375cm" draw:fill="solid" draw:fill-color="#00ff00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05cm" svg:stroke-color="#ff0000" draw:marker-start-width="0.275cm" draw:marker-end="Arrow" draw:marker-end-width="0.375cm" draw:fill="solid" draw:fill-color="#00ff00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ff00"/>
    </style:style>
    <style:style style:name="T1" style:family="text">
      <style:text-properties fo:color="#00ff00"/>
    </style:style>
    <style:style style:name="T2" style:family="text">
      <style:text-properties fo:color="#00ff00" fo:font-size="12pt" style:font-size-asian="12pt" style:font-size-complex="12pt"/>
    </style:style>
    <style:style style:name="T3" style:family="text">
      <style:text-properties fo:color="#00ff00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1.978cm" svg:height="8.206cm" svg:x="2.026cm" svg:y="0.872cm" svg:viewBox="0 0 11979 8207" svg:d="m7334 436c-341 38-628-164-967-171-408-8-767-239-1195-227-354 10-706 19-1053-29-366-50-677 117-1024 171-357 56-676 243-995 427-336 194-587 477-882 711-402 319-372 867-797 1195-329 253-311 720-313 1109-1 361 9 715-85 1082-134 522 350 915 483 1394 119 428 528 660 712 1052 201 430 700 535 1081 740 318 171 661 313 1024 313 387 1 777 0 1166 0 303 0 608 0 911 0s607-23 910 0c295 22 571-70 854-114 323-50 647-104 967-171 441-93 862-276 1309-341 486-70 873-381 1308-569 424-183 621-560 854-910 201-302 420-625 370-1025-63-496-409-847-569-1308-132-381-325-721-598-1053-284-346-571-665-825-1024-235-333-533-609-853-854-263-202-512-455-854-483-284-23-571-24-853 28l-57 29z">
          <text:p/>
        </draw:path>
        <draw:line draw:style-name="gr2" draw:text-style-name="P1" draw:layer="layout" svg:x1="4.635cm" svg:y1="5.635cm" svg:x2="4.635cm" svg:y2="1.635cm">
          <text:p/>
        </draw:line>
        <draw:line draw:style-name="gr2" draw:text-style-name="P1" draw:layer="layout" svg:x1="4.635cm" svg:y1="5.635cm" svg:x2="8.635cm" svg:y2="5.635cm">
          <text:p/>
        </draw:line>
        <draw:line draw:style-name="gr3" draw:text-style-name="P1" draw:layer="layout" svg:x1="4.635cm" svg:y1="5.635cm" svg:x2="8.135cm" svg:y2="4.635cm">
          <text:p/>
        </draw:line>
        <draw:path draw:style-name="gr4" draw:text-style-name="P1" draw:layer="layout" svg:width="1.777cm" svg:height="1.942cm" svg:x="3.859cm" svg:y="4.635cm" svg:viewBox="0 0 1778 1943" svg:d="m1746 1048c266-1065-1202-1353-1598-703-266 437-266 1502 799 1598">
          <text:p/>
        </draw:path>
        <draw:circle draw:style-name="gr5" draw:text-style-name="P1" draw:layer="layout" svg:width="0.5cm" svg:height="0.5cm" svg:x="10.135cm" svg:y="4.635cm">
          <text:p/>
        </draw:circle>
        <draw:line draw:style-name="gr6" draw:text-style-name="P1" draw:layer="layout" svg:x1="4.635cm" svg:y1="5.635cm" svg:x2="10.356cm" svg:y2="4.922cm">
          <text:p/>
        </draw:line>
        <draw:line draw:style-name="gr7" draw:text-style-name="P1" draw:layer="layout" svg:x1="10.467cm" svg:y1="4.867cm" svg:x2="13.967cm" svg:y2="3.867cm">
          <text:p/>
        </draw:line>
        <draw:line draw:style-name="gr7" draw:text-style-name="P1" draw:layer="layout" svg:x1="10.411cm" svg:y1="4.867cm" svg:x2="10.128cm" svg:y2="2.389cm">
          <text:p/>
        </draw:line>
        <draw:line draw:style-name="gr8" draw:text-style-name="P1" draw:layer="layout" svg:x1="10.467cm" svg:y1="4.867cm" svg:x2="13.457cm" svg:y2="2.02cm">
          <text:p/>
        </draw:line>
        <draw:line draw:style-name="gr9" draw:text-style-name="P1" draw:layer="layout" svg:x1="20.19cm" svg:y1="5.857cm" svg:x2="26.201cm" svg:y2="3.083cm">
          <text:p/>
        </draw:line>
        <draw:custom-shape draw:style-name="gr10" draw:text-style-name="P1" draw:layer="layout" svg:width="0.55cm" svg:height="0.55cm" svg:x="19.885cm" svg:y="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5cm" svg:height="0.55cm" svg:x="25.935cm" svg:y="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0.185cm" svg:y1="5.885cm" svg:x2="20.685cm" svg:y2="8.485cm">
          <text:p/>
        </draw:line>
        <draw:line draw:style-name="gr11" draw:text-style-name="P1" draw:layer="layout" svg:x1="26.235cm" svg:y1="3.085cm" svg:x2="27.385cm" svg:y2="3.385cm">
          <text:p/>
        </draw:line>
        <draw:custom-shape draw:style-name="gr12" draw:text-style-name="P1" draw:layer="layout" svg:width="0.55cm" svg:height="0.55cm" svg:x="23.985cm" svg:y="3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4.335cm" svg:y1="3.985cm" svg:x2="25.435cm" svg:y2="4.835cm">
          <text:p/>
        </draw:line>
        <draw:line draw:style-name="gr14" draw:text-style-name="P1" draw:layer="layout" svg:x1="27.385cm" svg:y1="3.385cm" svg:x2="20.635cm" svg:y2="8.485cm">
          <text:p/>
        </draw:line>
        <draw:frame draw:style-name="gr15" draw:text-style-name="P2" draw:layer="layout" svg:width="1.032cm" svg:height="0.962cm" svg:x="25.253cm" svg:y="4.585cm">
          <draw:text-box>
            <text:p><text:span text:style-name="T1">v</text:span><text:span text:style-name="T2">c</text:span></text:p>
          </draw:text-box>
        </draw:frame>
        <draw:line draw:style-name="gr9" draw:text-style-name="P1" draw:layer="layout" svg:x1="20.19cm" svg:y1="12.257cm" svg:x2="26.201cm" svg:y2="9.483cm">
          <text:p/>
        </draw:line>
        <draw:custom-shape draw:style-name="gr10" draw:text-style-name="P1" draw:layer="layout" svg:width="0.55cm" svg:height="0.55cm" svg:x="19.885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5cm" svg:height="0.55cm" svg:x="25.935cm" svg:y="9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5cm" svg:height="0.55cm" svg:x="23.985cm" svg:y="10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4.335cm" svg:y1="10.385cm" svg:x2="25.435cm" svg:y2="11.285cm">
          <text:p/>
        </draw:line>
        <draw:frame draw:style-name="gr15" draw:text-style-name="P2" draw:layer="layout" svg:width="0.892cm" svg:height="0.962cm" svg:x="25.235cm" svg:y="11.123cm">
          <draw:text-box>
            <text:p><text:span text:style-name="T3">f</text:span><text:span text:style-name="T2">c</text:span></text:p>
          </draw:text-box>
        </draw:frame>
        <draw:line draw:style-name="gr16" draw:text-style-name="P1" draw:layer="layout" svg:x1="26.235cm" svg:y1="9.535cm" svg:x2="27.185cm" svg:y2="10.285cm">
          <text:p/>
        </draw:line>
        <draw:line draw:style-name="gr16" draw:text-style-name="P1" draw:layer="layout" svg:x1="20.185cm" svg:y1="12.285cm" svg:x2="20.885cm" svg:y2="12.7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faure</meta:initial-creator>
    <meta:creation-date>2006-11-08T16:52:59</meta:creation-date>
    <dc:creator>ffaure </dc:creator>
    <dc:date>2013-10-21T09:13:19</dc:date>
    <dc:language>en-AU</dc:language>
    <meta:editing-cycles>4</meta:editing-cycles>
    <meta:editing-duration>PT14M55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